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0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472in" fo:margin-right="0in" fo:text-align="justify" style:justify-single-word="false" fo:text-indent="-0.9736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7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483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A KEZELÉSE</text:p>
      <text:p text:style-name="P1"/>
      <text:p text:style-name="P3">1.<text:tab/>Adatbázis létrehozása</text:p>
      <text:p text:style-name="P4">Először is létre kell hozni egy PostGIS kiterjesztéssel és topológiával rendelkező adatbázist. Az adatbázis neve <text:span text:style-name="T1">mydb</text:span> a felhasznaló neve pedig <text:span text:style-name="T1">myuser</text:span>.</text:p>
      <text:p text:style-name="P4"/>
      <text:p text:style-name="P9"><text:span text:style-name="T4">sudo su <text:s/></text:span><text:span text:style-name="T5">myuser</text:span></text:p>
      <text:p text:style-name="P7">createdb <text:span text:style-name="T1">mydb</text:span></text:p>
      <text:p text:style-name="P7">psql -q -d <text:span text:style-name="T1">mydb</text:span> -f /usr/share/postgresql/9.1/contrib/postgis-2.0/postgis.sql</text:p>
      <text:p text:style-name="P7">psql -q -d <text:span text:style-name="T1">mydb</text:span> -f /usr/share/postgresql/9.1/contrib/postgis-2.0/spatial_ref_sys.sql<text:tab/><text:span text:style-name="T7">#</text:span><text:span text:style-name="T3">spatial_ref_sys tabla létrehozása a public schema-ban</text:span></text:p>
      <text:p text:style-name="P7">psql -q -d <text:span text:style-name="T1">mydb</text:span> -f /usr/share/postgresql/9.1/contrib/postgis_comments.sql</text:p>
      <text:p text:style-name="P7">psql -q -d <text:span text:style-name="T1">mydb</text:span> -f /usr/share/postgresql/9.1/contrib/legacy_minimal.sql <text:s text:c="12"/><text:tab/><text:tab/><text:span text:style-name="T7">#</text:span><text:span text:style-name="T3">ez azert kell, mert megvaltoztak a fv nevek</text:span></text:p>
      <text:p text:style-name="P7">psql -q -d <text:span text:style-name="T1">mydb</text:span> -f /usr/share/postgresql/9.1/contrib/postgis-2.0/topology.sql<text:tab/><text:tab/><text:span text:style-name="T7">#</text:span><text:span text:style-name="T3">topology schema létrehozása</text:span></text:p>
      <text:p text:style-name="P7"><text:s text:c="4"/>cat &lt;&lt;EOS | psql -d <text:span text:style-name="T1">mydb</text:span></text:p>
      <text:p text:style-name="P7"><text:s text:c="8"/>UPDATE pg_database SET datistemplate = TRUE WHERE datname = '<text:span text:style-name="T1">mydb</text:span>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8">EOS</text:p>
      <text:p text:style-name="P6"/>
      <text:p text:style-name="P3">2.<text:tab/>Saját topológia schema létrehozása</text:p>
      <text:p text:style-name="P4">Ezen a ponton rendelkezésünkre áll egy <text:span text:style-name="T2">mydb</text:span> nevü adatbázis, melyben két Schema szerepel: <text:span text:style-name="T1">public</text:span> és a <text:span text:style-name="T1">topology</text:span>. </text:p>
      <text:p text:style-name="P4">A <text:span text:style-name="T1">mytopology</text:span> nevü topologia létrehozásával a topology schema-ban létrejön <text:s/>egy <text:span text:style-name="T1">layer </text:span>és egy <text:span text:style-name="T1">topology</text:span> nevü tábla és a megadott saját topológia schema-ban pedig létrejön 5 másik tábla: <text:span text:style-name="T1">node</text:span>, <text:span text:style-name="T1">edge_data</text:span>, <text:span text:style-name="T1">face</text:span> és a <text:span text:style-name="T1">relation</text:span>.</text:p>
      <text:p text:style-name="P4">Most tehát hozzuk létre saját topológia schema-nkat <text:s/>amivel a <text:span text:style-name="T1">topology</text:span> táblába bejegyződik a mytopology, az azonosítójával a vetületével és a pontosságával.</text:p>
      <text:p text:style-name="P4"/>
      <text:p text:style-name="P10">sudo su myuser -c psql mydb</text:p>
      <text:p text:style-name="P11"><text:span text:style-name="T6">template1=# SELECT topology.</text:span><text:span text:style-name="T1">CreateTopology</text:span><text:span text:style-name="T6">( '</text:span><text:span text:style-name="T1">mytopology</text:span><text:span text:style-name="T6">' )</text:span></text:p>
      <text:p text:style-name="P4"/>
      <text:p text:style-name="P3">3.<text:tab/>Topológia felépítése</text:p>
      <text:p text:style-name="P4">Most pedig szépen felépítjük a topológiát pontok és élek megadásával, illetve a topológiához való adásával. A pontok a node, az élek az edge_data táblába jegyződnek be.</text:p>
      <text:p text:style-name="P4"/>
      <text:p text:style-name="P10"/>
      <text:p text:style-name="P10">-- topologikus pontokat helyez el benne</text:p>
      <text:p text:style-name="P10">select topology.ST_AddIsoNode( 'mytopology', 0, 'Point(645446.22 <text:s/>227900.57)' );</text:p>
      <text:p text:style-name="P10">select topology.ST_AddIsoNode( 'mytopology', 0, 'Point(645543.58 <text:s/>227960.08)' );</text:p>
      <text:p text:style-name="P10">select topology.ST_AddIsoNode( 'mytopology', 0, 'Point(645609.10 <text:s/>227854.38)' );</text:p>
      <text:p text:style-name="P10">select topology.ST_AddIsoNode( 'mytopology', 0, 'Point(645512.35 <text:s/>227793.30)' );</text:p>
      <text:p text:style-name="P10"/>
      <text:p text:style-name="P10">-- topologikus eleket helyez el benne</text:p>
      <text:p text:style-name="P10">select topology.ST_AddEdgeModFace( 'mytopology', 1, 2, 'LINESTRING(645446.22 <text:s/>227900.57, 645543.58 <text:s/>227960.08)');</text:p>
      <text:p text:style-name="P10">select topology.ST_AddEdgeModFace( 'mytopology', 2, 3, 'LINESTRING(645543.58 <text:s/>227960.08, 645609.10 <text:s/>227854.38)');</text:p>
      <text:p text:style-name="P10">select topology.ST_AddEdgeModFace( 'mytopology', 3, 4, 'LINESTRING(645609.10 <text:s/>227854.38, 645512.35 <text:s/>227793.30)');</text:p>
      <text:p text:style-name="P10">select topology.ST_AddEdgeModFace( 'mytopology', 4, 1, 'LINESTRING(645512.35 <text:s/>227793.30, 645446.22 <text:s/>227900.57)');</text:p>
      <text:p text:style-name="P10"/>
      <text:p text:style-name="P5"/>
      <text:p text:style-name="P4"><text:span text:style-name="T1">ST_AddIsoNode(</text:span> atopology, aface, apoint <text:span text:style-name="T1">)</text:span> függévny hozza létre a pont topológiát. Paraméterei:</text:p>
      <text:p text:style-name="P12">atopology<text:tab/>-azt a topologiát azonosítja, ahova a pontot kívánjuk elhelyezni</text:p>
      <text:p text:style-name="P12">aface<text:tab/>-azt a Face-t azonosítja, ahova a pontot elhelyezzük. Ha nem Face-re kerül a pont akkor -1 az értéke</text:p>
      <text:p text:style-name="P12">apoint<text:tab/>-az elhelyezendő pont</text:p>
      <text:p text:style-name="P5"/>
      <text:p text:style-name="P4">Visszatérési értéke pedig a pont azonosítója</text:p>
      <text:p text:style-name="P14"/>
      <text:p text:style-name="P4"><text:span text:style-name="T1">ST_AddedgeModFace(</text:span> atopology, anode, anothernode, acurve <text:span text:style-name="T1">)</text:span> függévny hozza létre az él topológiát. Paraméterei:</text:p>
      <text:p text:style-name="P12">atopology<text:tab/>-azt a topologiát azonosítja, ahova az élet kívánjuk elhelyezni</text:p>
      <text:p text:style-name="P12">anode<text:tab/>-azonosítja az él kezdő pontját, mint topológiai pontot</text:p>
      <text:p text:style-name="P12">anothernode<text:tab/>-azonosítja az él végpontját, mint topológiai pontot</text:p>
      <text:p text:style-name="P12">acurve<text:tab/>-azonosít egy görbét, ami összeköti a kezdő és végpontot</text:p>
      <text:p text:style-name="P5"/>
      <text:p text:style-name="P5">Visszatérési értéke pedig az él azonosítója</text:p>
      <text:p text:style-name="P5"/>
      <text:p text:style-name="P3"><text:soft-page-break/>4.<text:tab/>Topológikus geometriai mező – layer létrehozása</text:p>
      <text:p text:style-name="P4">A létrehozott topológiából kiválaszthatjuk valamelyik adattípust (POLYGON, LINE … ) melyet <text:span text:style-name="T1">topogeometry</text:span> típusú mezőként hozzáadhatunk egy táblához. Ezzel egy időben egy bejegyzés készül a <text:span text:style-name="T1">layer</text:span> táblába is mely tartalmazza a layer id-t, a geometria típusát, a schame, a tábla és a mező nevét, amit létrehoztunk <text:s/>A mi esetünkban a <text:span text:style-name="T1">mytopology</text:span> topologia POLYGON típusú geometriáját tartalmazó <text:span text:style-name="T1">topo_geom</text:span> nevezetű mezőt hozunk létre a <text:span text:style-name="T1">parcel</text:span> nevü táblában. Majd ezután az ujonan létrehozott mezőbe el is helyzeünk egy poligont a mytopology topologiából</text:p>
      <text:p text:style-name="P4"/>
      <text:p text:style-name="P11"><text:span text:style-name="T6">CREATE TABLE "public"."</text:span><text:span text:style-name="T1">parcel</text:span><text:span text:style-name="T6">" (gid serial PRIMARY KEY, "id" numeric(10,0)) with oids;</text:span></text:p>
      <text:p text:style-name="P10">SELECT topology.<text:span text:style-name="T1">AddTopoGeometryColumn</text:span>( 'mytopology', 'public', 'parcel', '<text:span text:style-name="T1">topo_geom</text:span>', 'POLYGON');</text:p>
      <text:p text:style-name="P10">INSERT INTO public.parcel ( “id”, <text:s/>“topo_geom” ) VALUES ( 1, topology.CreateTopoGeom( 'mytopology', 3, 1, '{{1,3}}') <text:s/>);</text:p>
      <text:p text:style-name="P14"/>
      <text:p text:style-name="P15"><text:span text:style-name="T1">AddTopoGeometryColumn(</text:span> topology_name, schema_name, table_name, column_name, feature_type <text:span text:style-name="T1">)</text:span> függévny hozza létre az új, topogeometry típusú mezőt, column_name néven a table_name nevü táblában, mely poligonokat tartalmaz.:</text:p>
      <text:p text:style-name="P12">topology_name<text:tab/>-a toplogíát azonosítja,amiből származó elemeket a mezőbe kívánunk később helyezni</text:p>
      <text:p text:style-name="P12">schema_name<text:tab/>-a tábla schema-ja</text:p>
      <text:p text:style-name="P12">table_name<text:tab/>-ebbe a táblába kívánjuk elhelyezni a topogeometry típusú mezőt</text:p>
      <text:p text:style-name="P12">column_name<text:tab/>-ez lesz az új topogeometry típusú mező neve</text:p>
      <text:p text:style-name="P12">feature_type<text:tab/>-a geometria típusa </text:p>
      <text:p text:style-name="P13"/>
      <text:p text:style-name="P4">Visszatérési értéke pedig a layer azonosítója</text:p>
      <text:p text:style-name="P14"/>
      <text:p text:style-name="P15"><text:span text:style-name="T1">CreateTopoGeom(</text:span> <text:span text:style-name="T7">varchar</text:span> topology_name,<text:span text:style-name="T7"> integer</text:span> tg_type, <text:span text:style-name="T7">integer</text:span> layer_id, <text:span text:style-name="T7">topoelementarray</text:span> tg_obj <text:span text:style-name="T1">)</text:span> létrehoz egy topogemetry típusú objektumot</text:p>
      <text:p text:style-name="P12">topology_name<text:tab/>-a toplogíát azonosítja</text:p>
      <text:p text:style-name="P13">tg_type<text:tab/>-1: point, 2: line, 3: poly, 4: collection</text:p>
      <text:p text:style-name="P13">layer_id<text:tab/>-layer azonosítója</text:p>
      <text:p text:style-name="P13">tg_obj<text:tab/>-2 dimenziós tömbök tömbje <text:s/>{ {id, type}, {} .. }::topology.topoelementarray Ahol id az elem azonosítója a type pedig 1: node, 2: edge, 3: face. </text:p>
      <text:p text:style-name="P13"/>
      <text:p text:style-name="P13"/>
      <text:p text:style-name="P13"/>
      <text:p text:style-name="P13"/>
      <text:p text:style-name="P18">Ha törlök egy táblát mely tartalmaz togogeometry típusú mezőt, akkor előszőr a DropTopoGeometryColumn() függvénnyel kel ltörölni a mezőt, hogy kötörlődhessen a layer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8-28T20:04:08</dc:date>
    <meta:editing-duration>PT8H39M20S</meta:editing-duration>
    <meta:editing-cycles>39</meta:editing-cycles>
    <meta:generator>LibreOffice/3.5$Linux_x86 LibreOffice_project/350m1$Build-2</meta:generator>
    <meta:document-statistic meta:table-count="0" meta:image-count="0" meta:object-count="0" meta:page-count="2" meta:paragraph-count="67" meta:word-count="700" meta:character-count="5623" meta:non-whitespace-character-count="4877"/>
  </office:meta>
</office:document-meta>
</file>